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4000000DB39976EF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Zawgyi-One" svg:font-family="Zawgyi-One"/>
  </office:font-face-decls>
  <office:automatic-styles>
    <style:style style:name="Table4" style:family="table">
      <style:table-properties style:width="7.7986in" fo:margin-left="-0.1229in" table:align="left" fo:background-color="transparent">
        <style:background-image/>
      </style:table-properties>
    </style:style>
    <style:style style:name="Table4.A" style:family="table-column">
      <style:table-column-properties style:column-width="5.0764in"/>
    </style:style>
    <style:style style:name="Table4.B" style:family="table-column">
      <style:table-column-properties style:column-width="2.7222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4.8056in" table:align="left"/>
    </style:style>
    <style:style style:name="Table7.A" style:family="table-column">
      <style:table-column-properties style:column-width="1.5361in"/>
    </style:style>
    <style:style style:name="Table7.B" style:family="table-column">
      <style:table-column-properties style:column-width="0.1583in"/>
    </style:style>
    <style:style style:name="Table7.C" style:family="table-column">
      <style:table-column-properties style:column-width="3.1111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4028in" fo:margin-left="0.1514in" table:align="left"/>
    </style:style>
    <style:style style:name="Table5.A" style:family="table-column">
      <style:table-column-properties style:column-width="0.7847in"/>
    </style:style>
    <style:style style:name="Table5.B" style:family="table-column">
      <style:table-column-properties style:column-width="0.1181in"/>
    </style:style>
    <style:style style:name="Table5.C" style:family="table-column">
      <style:table-column-properties style:column-width="1.5in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4.8056in" table:align="left"/>
    </style:style>
    <style:style style:name="Table7.A" style:family="table-column">
      <style:table-column-properties style:column-width="1.5361in"/>
    </style:style>
    <style:style style:name="Table7.B" style:family="table-column">
      <style:table-column-properties style:column-width="0.1583in"/>
    </style:style>
    <style:style style:name="Table7.C" style:family="table-column">
      <style:table-column-properties style:column-width="3.1111in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4028in" fo:margin-left="0.1514in" table:align="left"/>
    </style:style>
    <style:style style:name="Table5.A" style:family="table-column">
      <style:table-column-properties style:column-width="0.7847in"/>
    </style:style>
    <style:style style:name="Table5.B" style:family="table-column">
      <style:table-column-properties style:column-width="0.1181in"/>
    </style:style>
    <style:style style:name="Table5.C" style:family="table-column">
      <style:table-column-properties style:column-width="1.5in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7639in" fo:margin-left="-0.0882in" table:align="left" fo:background-color="transparent">
        <style:background-image/>
      </style:table-properties>
    </style:style>
    <style:style style:name="Table1.A" style:family="table-column">
      <style:table-column-properties style:column-width="0.5333in"/>
    </style:style>
    <style:style style:name="Table1.B" style:family="table-column">
      <style:table-column-properties style:column-width="1.0806in"/>
    </style:style>
    <style:style style:name="Table1.C" style:family="table-column">
      <style:table-column-properties style:column-width="0.6104in"/>
    </style:style>
    <style:style style:name="Table1.D" style:family="table-column">
      <style:table-column-properties style:column-width="1.9042in"/>
    </style:style>
    <style:style style:name="Table1.E" style:family="table-column">
      <style:table-column-properties style:column-width="2.55in"/>
    </style:style>
    <style:style style:name="Table1.F" style:family="table-column">
      <style:table-column-properties style:column-width="0.5486in"/>
    </style:style>
    <style:style style:name="Table1.G" style:family="table-column">
      <style:table-column-properties style:column-width="0.4882in"/>
    </style:style>
    <style:style style:name="Table1.H" style:family="table-column">
      <style:table-column-properties style:column-width="0.048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7d6f0" fo:padding="0.0396in" fo:border-left="0.05pt solid #b0abab" fo:border-right="none" fo:border-top="0.05pt solid #b0abab" fo:border-bottom="0.05pt solid #b0abab">
        <style:background-image/>
      </style:table-cell-properties>
    </style:style>
    <style:style style:name="Table1.G1" style:family="table-cell">
      <style:table-cell-properties fo:background-color="#d7d6f0" fo:padding="0.0396in" fo:border="0.05pt solid #b0abab">
        <style:background-image/>
      </style:table-cell-properties>
    </style:style>
    <style:style style:name="Table1.A2" style:family="table-cell">
      <style:table-cell-properties fo:padding="0.0382in" fo:border-left="0.05pt solid #b0abab" fo:border-right="none" fo:border-top="none" fo:border-bottom="0.05pt solid #b0abab"/>
    </style:style>
    <style:style style:name="Table1.A3" style:family="table-cell">
      <style:table-cell-properties fo:padding="0.0396in" fo:border-left="0.05pt solid #b0abab" fo:border-right="none" fo:border-top="none" fo:border-bottom="0.05pt solid #b0abab"/>
    </style:style>
    <style:style style:name="Table1.B3" style:family="table-cell">
      <style:table-cell-properties fo:padding="0.0396in" fo:border-left="0.05pt solid #b0abab" fo:border-right="none" fo:border-top="none" fo:border-bottom="0.05pt solid #b0abab"/>
    </style:style>
    <style:style style:name="Table1.C3" style:family="table-cell">
      <style:table-cell-properties fo:padding="0.0396in" fo:border-left="0.05pt solid #b0abab" fo:border-right="none" fo:border-top="none" fo:border-bottom="0.05pt solid #b0abab"/>
    </style:style>
    <style:style style:name="Table1.D3" style:family="table-cell">
      <style:table-cell-properties fo:padding="0.0396in" fo:border-left="0.05pt solid #b0abab" fo:border-right="none" fo:border-top="none" fo:border-bottom="0.05pt solid #b0abab"/>
    </style:style>
    <style:style style:name="Table1.E3" style:family="table-cell">
      <style:table-cell-properties fo:padding="0.0396in" fo:border-left="0.05pt solid #b0abab" fo:border-right="none" fo:border-top="none" fo:border-bottom="0.05pt solid #b0abab"/>
    </style:style>
    <style:style style:name="Table1.F3" style:family="table-cell">
      <style:table-cell-properties fo:padding="0.0396in" fo:border-left="0.05pt solid #b0abab" fo:border-right="none" fo:border-top="none" fo:border-bottom="0.05pt solid #b0abab"/>
    </style:style>
    <style:style style:name="Table1.G3" style:family="table-cell">
      <style:table-cell-properties fo:padding="0.0396in" fo:border-left="0.05pt solid #b0abab" fo:border-right="0.05pt solid #b0abab" fo:border-top="none" fo:border-bottom="0.05pt solid #b0abab"/>
    </style:style>
    <style:style style:name="Table1.A4" style:family="table-cell">
      <style:table-cell-properties fo:padding="0.0396in" fo:border-left="0.05pt solid #b0abab" fo:border-right="none" fo:border-top="none" fo:border-bottom="0.05pt solid #b0abab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5306in" style:rel-column-width="13406*"/>
    </style:style>
    <style:style style:name="Table6.B" style:family="table-column">
      <style:table-column-properties style:column-width="1.9986in" style:rel-column-width="17507*"/>
    </style:style>
    <style:style style:name="Table6.D" style:family="table-column">
      <style:table-column-properties style:column-width="1.9535in" style:rel-column-width="17115*"/>
    </style:style>
    <style:style style:name="Table6.A1" style:family="table-cell">
      <style:table-cell-properties fo:padding="0.0382in" fo:border="none"/>
    </style:style>
    <style:style style:name="P1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P2" style:family="paragraph" style:parent-style-name="Table_20_Contents">
      <style:text-properties style:font-name="Times New Roman" fo:font-size="8pt" officeooo:paragraph-rsid="0215a45d" style:font-size-asian="8pt" style:font-name-complex="Times New Roman" style:font-size-complex="8pt"/>
    </style:style>
    <style:style style:name="P3" style:family="paragraph" style:parent-style-name="Table_20_Contents">
      <style:text-properties style:font-name="Times New Roman" fo:font-size="8pt" fo:font-weight="bold" officeooo:rsid="010f9ad3" officeooo:paragraph-rsid="0215a45d" style:font-size-asian="8pt" style:font-weight-asian="bold" style:font-name-complex="Times New Roman" style:font-size-complex="8pt" style:font-weight-complex="bold"/>
    </style:style>
    <style:style style:name="P4" style:family="paragraph" style:parent-style-name="Table_20_Contents">
      <style:text-properties style:font-name="Times New Roman" fo:font-size="8pt" fo:font-weight="bold" officeooo:paragraph-rsid="0215a45d" style:font-size-asian="8pt" style:font-weight-asian="bold" style:font-name-complex="Times New Roman" style:font-size-complex="8pt" style:font-weight-complex="bold"/>
    </style:style>
    <style:style style:name="P5" style:family="paragraph" style:parent-style-name="Table_20_Main_20_Content_20_Left">
      <style:paragraph-properties fo:margin-left="0in" fo:margin-right="0in" fo:margin-top="0in" fo:margin-bottom="0.0398in" style:contextual-spacing="false" fo:line-height="100%" fo:text-align="start" style:justify-single-word="false" fo:text-indent="0in" style:auto-text-indent="false"/>
      <style:text-properties style:font-name="Times New Roman" fo:font-size="8pt" fo:font-weight="bold" officeooo:rsid="0144ca98" officeooo:paragraph-rsid="0252a2e6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7pt" style:font-size-asian="7pt" style:font-size-complex="7pt"/>
    </style:style>
    <style:style style:name="P7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12bc679" style:font-size-asian="12pt" style:font-weight-asian="bold" style:font-size-complex="12pt" style:font-weight-complex="bold"/>
    </style:style>
    <style:style style:name="P8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27d29b9" style:font-size-asian="12pt" style:font-weight-asian="bold" style:font-size-complex="12pt" style:font-weight-complex="bold"/>
    </style:style>
    <style:style style:name="P9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27d48c9" style:font-size-asian="12pt" style:font-weight-asian="bold" style:font-size-complex="12pt" style:font-weight-complex="bold"/>
    </style:style>
    <style:style style:name="P10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27e4734" style:font-size-asian="12pt" style:font-weight-asian="bold" style:font-size-complex="12pt" style:font-weight-complex="bold"/>
    </style:style>
    <style:style style:name="P11" style:family="paragraph" style:parent-style-name="Footer">
      <style:text-properties style:font-name="Times New Roman" fo:font-size="9pt" officeooo:rsid="02165189" officeooo:paragraph-rsid="02165189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1d0fef" officeooo:paragraph-rsid="027d29b9" style:font-size-asian="10pt" style:font-weight-asian="normal" style:font-size-complex="10pt" style:font-weight-complex="normal"/>
    </style:style>
    <style:style style:name="P13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1d0fef" officeooo:paragraph-rsid="027d29b9" style:font-size-asian="10pt" style:font-weight-asian="normal" style:font-size-complex="10pt" style:font-weight-complex="normal"/>
    </style:style>
    <style:style style:name="P14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0b4d85" officeooo:paragraph-rsid="013d60fd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Times New Roman" fo:font-size="10pt" fo:font-weight="normal" officeooo:paragraph-rsid="014f464d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fo:font-size="10pt" officeooo:paragraph-rsid="01152bca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rsid="01138d54" officeooo:paragraph-rsid="01138d54" style:font-size-asian="10pt" style:font-size-complex="10pt"/>
    </style:style>
    <style:style style:name="P19" style:family="paragraph" style:parent-style-name="Table_20_Contents">
      <style:text-properties style:font-name="Times New Roman" fo:font-size="10pt" officeooo:paragraph-rsid="0138e8d3" style:font-size-asian="10pt" style:font-size-complex="10pt"/>
    </style:style>
    <style:style style:name="P20" style:family="paragraph" style:parent-style-name="Table_20_Contents">
      <style:text-properties style:font-name="Times New Roman" fo:font-size="10pt" officeooo:rsid="026af3f2" officeooo:paragraph-rsid="026af3f2" style:font-size-asian="10pt" style:font-size-complex="10pt"/>
    </style:style>
    <style:style style:name="P21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17fc8bc" style:font-size-asian="10pt" style:font-size-complex="10pt"/>
    </style:style>
    <style:style style:name="P22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13d60fd" style:font-size-asian="10pt" style:font-size-complex="10pt"/>
    </style:style>
    <style:style style:name="P23" style:family="paragraph" style:parent-style-name="Standard">
      <style:paragraph-properties style:shadow="none">
        <style:tab-stops/>
      </style:paragraph-properties>
      <style:text-properties style:font-name="Times New Roman" fo:font-size="10pt" officeooo:paragraph-rsid="01c05e06" style:font-size-asian="10pt" style:font-size-complex="10pt"/>
    </style:style>
    <style:style style:name="P24" style:family="paragraph" style:parent-style-name="Table_20_Contents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Table_20_Contents">
      <style:text-properties style:font-name="Times New Roman" fo:font-size="10.5pt" fo:font-weight="normal" officeooo:paragraph-rsid="014b06e9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.5pt" fo:font-weight="normal" officeooo:paragraph-rsid="0270746b" style:font-size-asian="10.5pt" style:font-weight-asian="normal" style:font-size-complex="10.5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0.5pt" fo:font-weight="normal" officeooo:paragraph-rsid="02726780" style:font-size-asian="10.5pt" style:font-weight-asian="normal" style:font-size-complex="10.5pt" style:font-weight-complex="normal"/>
    </style:style>
    <style:style style:name="P28" style:family="paragraph" style:parent-style-name="Table_20_Main_20_Content_20_Left">
      <style:paragraph-properties fo:text-align="start" style:justify-single-word="false"/>
      <style:text-properties style:font-name="Times New Roman" fo:font-size="10.5pt" fo:font-weight="bold" officeooo:rsid="00e2d656" officeooo:paragraph-rsid="01085c04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line-height="115%"/>
      <style:text-properties fo:color="#000000" loext:opacity="100%" style:font-name="Times New Roman" fo:font-size="7pt" fo:font-weight="normal" officeooo:rsid="0111efe0" officeooo:paragraph-rsid="0111efe0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line-height="115%" fo:text-align="end" style:justify-single-word="false"/>
      <style:text-properties fo:color="#000000" loext:opacity="100%" style:font-name="Times New Roman" fo:font-size="7p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278288b" officeooo:paragraph-rsid="0278288b" style:font-size-asian="10.5pt" style:font-weight-asian="normal" style:font-size-complex="10.5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146719b" officeooo:paragraph-rsid="0146719b" style:font-size-asian="10.5pt" style:font-weight-asian="normal" style:font-size-complex="10.5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26e32ff" officeooo:paragraph-rsid="026e32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top="0in" fo:margin-bottom="0in" style:contextual-spacing="false" style:line-height-at-least="0in"/>
      <style:text-properties fo:color="#000000" loext:opacity="100%" style:font-name="Zawgyi-One" fo:font-size="7pt" fo:font-weight="bold" officeooo:paragraph-rsid="01deb3f4" style:font-size-asian="7pt" style:font-size-complex="7pt"/>
    </style:style>
    <style:style style:name="P35" style:family="paragraph" style:parent-style-name="Standard">
      <style:text-properties officeooo:paragraph-rsid="0252a2e6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1085c04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14ed89b"/>
    </style:style>
    <style:style style:name="P38" style:family="paragraph" style:parent-style-name="Table_20_Main_20_Content_20_Left">
      <style:paragraph-properties fo:text-align="start" style:justify-single-word="false"/>
      <style:text-properties officeooo:paragraph-rsid="012bc679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27d29b9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27d48c9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27e4734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1c05e06"/>
    </style:style>
    <style:style style:name="P43" style:family="paragraph" style:parent-style-name="Table_20_Contents">
      <style:text-properties fo:font-variant="normal" fo:text-transform="none" fo:color="#212529" loext:opacity="100%" style:font-name="Times New Roman" fo:font-size="10pt" fo:letter-spacing="normal" fo:font-style="normal" fo:font-weight="normal" officeooo:rsid="02740ebf" officeooo:paragraph-rsid="02740ebf" style:font-size-asian="8.75pt" style:font-weight-asian="normal" style:font-size-complex="10pt" style:font-weight-complex="normal"/>
    </style:style>
    <style:style style:name="P44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officeooo:rsid="026873b9" officeooo:paragraph-rsid="026873b9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.0398in" style:contextual-spacing="false" fo:line-height="100%" fo:text-indent="0in" style:auto-text-indent="false"/>
      <style:text-properties fo:color="#000000" loext:opacity="100%" style:font-name="Times New Roman" fo:font-size="3pt" fo:font-weight="bold" officeooo:rsid="0058bf6c" officeooo:paragraph-rsid="027ff17b" style:font-size-asian="3pt" style:font-weight-asian="bold" style:font-name-complex="Times New Roman" style:font-size-complex="3pt" style:font-weight-complex="bold"/>
    </style:style>
    <style:style style:name="P46" style:family="paragraph" style:parent-style-name="Standard">
      <style:paragraph-properties fo:margin-top="0in" fo:margin-bottom="0in" style:contextual-spacing="false" style:line-height-at-least="0in"/>
      <style:text-properties fo:color="#000000" loext:opacity="100%" style:font-name="Zawgyi-One" fo:font-size="7pt" fo:font-weight="bold" officeooo:paragraph-rsid="027ff17b" style:font-size-asian="7pt" style:font-size-complex="7pt"/>
    </style:style>
    <style:style style:name="P47" style:family="paragraph" style:parent-style-name="Standard">
      <style:paragraph-properties style:shadow="none">
        <style:tab-stops/>
      </style:paragraph-properties>
      <style:text-properties style:font-name="Times New Roman" fo:font-size="10pt" officeooo:paragraph-rsid="027ff17b" style:font-size-asian="10pt" style:font-size-complex="10pt"/>
    </style:style>
    <style:style style:name="P48" style:family="paragraph" style:parent-style-name="Standard">
      <style:paragraph-properties style:shadow="none">
        <style:tab-stops/>
      </style:paragraph-properties>
      <style:text-properties officeooo:paragraph-rsid="027ff17b"/>
    </style:style>
    <style:style style:name="P49" style:family="paragraph" style:parent-style-name="Standard">
      <style:text-properties officeooo:paragraph-rsid="027ff17b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0b4d85" officeooo:paragraph-rsid="027d48c9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0b4d85" officeooo:paragraph-rsid="027ff17b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11d0fef" officeooo:paragraph-rsid="027ff17b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style:font-name="Times New Roman" fo:font-size="10pt" fo:font-weight="normal" officeooo:paragraph-rsid="027ff17b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style:font-name="Times New Roman" fo:font-size="10pt" officeooo:rsid="01138d54" officeooo:paragraph-rsid="027ff17b" style:font-size-asian="10pt" style:font-size-complex="10pt"/>
    </style:style>
    <style:style style:name="P55" style:family="paragraph" style:parent-style-name="Table_20_Contents">
      <style:text-properties style:font-name="Times New Roman" fo:font-size="10pt" officeooo:rsid="026af3f2" officeooo:paragraph-rsid="027ff17b" style:font-size-asian="10pt" style:font-size-complex="10pt"/>
    </style:style>
    <style:style style:name="P56" style:family="paragraph" style:parent-style-name="Table_20_Contents">
      <style:text-properties style:font-name="Times New Roman" fo:font-size="10pt" officeooo:paragraph-rsid="027ff17b" style:font-size-asian="10pt" style:font-size-complex="10pt"/>
    </style:style>
    <style:style style:name="P57" style:family="paragraph" style:parent-style-name="Table_20_Contents">
      <style:text-properties style:font-name="Times New Roman" fo:font-size="10.5pt" fo:font-weight="normal" officeooo:rsid="0282ee1d" officeooo:paragraph-rsid="027ff17b" style:font-size-asian="10.5pt" style:font-weight-asian="normal" style:font-size-complex="10.5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Times New Roman" fo:font-size="10.5pt" fo:font-weight="normal" officeooo:paragraph-rsid="027ff17b" style:font-size-asian="10.5pt" style:font-weight-asian="normal" style:font-size-complex="10.5pt" style:font-weight-complex="normal"/>
    </style:style>
    <style:style style:name="P59" style:family="paragraph" style:parent-style-name="Table_20_Contents">
      <style:text-properties style:font-name="Times New Roman" fo:font-size="10.5pt" fo:font-weight="normal" officeooo:paragraph-rsid="027ff17b" style:font-size-asian="10.5pt" style:font-weight-asian="normal" style:font-size-complex="10.5pt" style:font-weight-complex="normal"/>
    </style:style>
    <style:style style:name="P60" style:family="paragraph" style:parent-style-name="Table_20_Contents">
      <style:text-properties style:font-name="Times New Roman" fo:font-size="8pt" officeooo:paragraph-rsid="027ff17b" style:font-size-asian="8pt" style:font-name-complex="Times New Roman" style:font-size-complex="8pt"/>
    </style:style>
    <style:style style:name="P61" style:family="paragraph" style:parent-style-name="Table_20_Contents">
      <style:text-properties style:font-name="Times New Roman" fo:font-size="8pt" fo:font-weight="bold" officeooo:rsid="010f9ad3" officeooo:paragraph-rsid="027ff17b" style:font-size-asian="8pt" style:font-weight-asian="bold" style:font-name-complex="Times New Roman" style:font-size-complex="8pt" style:font-weight-complex="bold"/>
    </style:style>
    <style:style style:name="P62" style:family="paragraph" style:parent-style-name="Table_20_Contents">
      <style:text-properties style:font-name="Times New Roman" fo:font-size="8pt" fo:font-weight="bold" officeooo:paragraph-rsid="027ff17b" style:font-size-asian="8pt" style:font-weight-asian="bold" style:font-name-complex="Times New Roman" style:font-size-complex="8pt" style:font-weight-complex="bold"/>
    </style:style>
    <style:style style:name="P63" style:family="paragraph" style:parent-style-name="Table_20_Contents">
      <style:text-properties fo:font-variant="normal" fo:text-transform="none" fo:color="#212529" loext:opacity="100%" style:font-name="Times New Roman" fo:font-size="10pt" fo:letter-spacing="normal" fo:font-style="normal" fo:font-weight="normal" officeooo:rsid="02740ebf" officeooo:paragraph-rsid="027ff17b" style:font-size-asian="8.75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278288b" officeooo:paragraph-rsid="027ff17b" style:font-size-asian="10.5pt" style:font-weight-asian="normal" style:font-size-complex="10.5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146719b" officeooo:paragraph-rsid="027ff17b" style:font-size-asian="10.5pt" style:font-weight-asian="normal" style:font-size-complex="10.5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27f0ffa" officeooo:paragraph-rsid="027ff17b" style:font-size-asian="10.5pt" style:font-weight-asian="normal" style:font-size-complex="10.5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0.5pt" fo:font-weight="normal" officeooo:rsid="026e32ff" officeooo:paragraph-rsid="027ff17b" style:font-size-asian="10.5pt" style:font-weight-asian="normal" style:font-size-complex="10.5pt" style:font-weight-complex="normal"/>
    </style:style>
    <style:style style:name="P68" style:family="paragraph" style:parent-style-name="Table_20_Contents">
      <style:text-properties officeooo:rsid="02c031b2" officeooo:paragraph-rsid="027ff17b"/>
    </style:style>
    <style:style style:name="P69" style:family="paragraph" style:parent-style-name="Table_20_Contents">
      <style:text-properties officeooo:paragraph-rsid="027ff17b"/>
    </style:style>
    <style:style style:name="P70" style:family="paragraph" style:parent-style-name="Table_20_Main_20_Content_20_Left">
      <style:paragraph-properties fo:text-align="start" style:justify-single-word="false"/>
      <style:text-properties officeooo:paragraph-rsid="027ff17b"/>
    </style:style>
    <style:style style:name="P71" style:family="paragraph" style:parent-style-name="Table_20_Main_20_Content_20_Left">
      <style:paragraph-properties fo:text-align="start" style:justify-single-word="false"/>
      <style:text-properties style:font-name="Times New Roman" fo:font-size="12pt" fo:font-weight="bold" officeooo:rsid="0058bf6c" officeooo:paragraph-rsid="027ff17b" style:font-size-asian="12pt" style:font-weight-asian="bold" style:font-size-complex="12pt" style:font-weight-complex="bold"/>
    </style:style>
    <style:style style:name="P72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1d0fef" officeooo:paragraph-rsid="027ff17b" style:font-size-asian="10pt" style:font-weight-asian="normal" style:font-size-complex="10pt" style:font-weight-complex="normal"/>
    </style:style>
    <style:style style:name="P73" style:family="paragraph" style:parent-style-name="Table_20_Main_20_Content_20_Left">
      <style:paragraph-properties fo:text-align="start" style:justify-single-word="false"/>
      <style:text-properties style:font-name="Times New Roman" fo:font-size="10pt" fo:font-weight="normal" officeooo:rsid="010b4d85" officeooo:paragraph-rsid="027ff17b" style:font-size-asian="10pt" style:font-weight-asian="normal" style:font-size-complex="10pt" style:font-weight-complex="normal"/>
    </style:style>
    <style:style style:name="P74" style:family="paragraph" style:parent-style-name="Table_20_Main_20_Content_20_Left">
      <style:paragraph-properties fo:text-align="start" style:justify-single-word="false"/>
      <style:text-properties style:font-name="Times New Roman" fo:font-size="10pt" officeooo:paragraph-rsid="027ff17b" style:font-size-asian="10pt" style:font-size-complex="10pt"/>
    </style:style>
    <style:style style:name="P75" style:family="paragraph" style:parent-style-name="Table_20_Main_20_Content_20_Left">
      <style:paragraph-properties fo:text-align="start" style:justify-single-word="false"/>
      <style:text-properties style:font-name="Times New Roman" fo:font-size="10.5pt" fo:font-weight="bold" officeooo:rsid="00e2d656" officeooo:paragraph-rsid="027ff17b" style:font-size-asian="10.5pt" style:font-weight-asian="bold" style:font-size-complex="10.5pt" style:font-weight-complex="bold"/>
    </style:style>
    <style:style style:name="P76" style:family="paragraph" style:parent-style-name="Table_20_Main_20_Content_20_Left">
      <style:paragraph-properties fo:margin-left="0in" fo:margin-right="0in" fo:margin-top="0in" fo:margin-bottom="0.0398in" style:contextual-spacing="false" fo:line-height="100%" fo:text-align="start" style:justify-single-word="false" fo:text-indent="0in" style:auto-text-indent="false"/>
      <style:text-properties style:font-name="Times New Roman" fo:font-size="8pt" fo:font-weight="bold" officeooo:rsid="0144ca98" officeooo:paragraph-rsid="027ff17b" style:font-size-asian="10pt" style:font-weight-asian="bold" style:font-name-complex="Times New Roman" style:font-size-complex="10pt" style:font-weight-complex="bold"/>
    </style:style>
    <style:style style:name="T1" style:family="text">
      <style:text-properties officeooo:rsid="00d323f9" style:font-size-asian="8pt" style:font-size-complex="8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T4" style:family="text">
      <style:text-properties fo:color="#000000" loext:opacity="100%" officeooo:rsid="01b43a36"/>
    </style:style>
    <style:style style:name="T5" style:family="text">
      <style:text-properties fo:color="#000000" loext:opacity="100%" fo:font-size="3pt" officeooo:rsid="0058bf6c" style:font-size-asian="3pt" style:font-size-complex="3pt"/>
    </style:style>
    <style:style style:name="T6" style:family="text">
      <style:text-properties fo:color="#000000" loext:opacity="100%" style:font-name="Times New Roman" fo:font-size="3pt" fo:font-weight="bold" officeooo:rsid="0058bf6c" style:font-size-asian="3pt" style:font-weight-asian="bold" style:font-name-complex="Times New Roman" style:font-size-complex="3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11efe0" style:font-weight-asian="bold" style:font-weight-complex="bold"/>
    </style:style>
    <style:style style:name="T9" style:family="text">
      <style:text-properties officeooo:rsid="021c06cb"/>
    </style:style>
    <style:style style:name="T10" style:family="text">
      <style:text-properties fo:font-weight="normal" officeooo:rsid="012bc679" style:font-weight-asian="normal" style:font-weight-complex="normal"/>
    </style:style>
    <style:style style:name="T11" style:family="text">
      <style:text-properties fo:font-weight="normal" officeooo:rsid="010b4d85" style:font-weight-asian="normal" style:font-weight-complex="normal"/>
    </style:style>
    <style:style style:name="T12" style:family="text">
      <style:text-properties style:font-name="Times New Roman" fo:font-size="10pt" fo:font-weight="normal" officeooo:rsid="010b4d85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fo:font-weight="normal" officeooo:rsid="012bc679" style:font-size-asian="10pt" style:font-weight-asian="normal" style:font-size-complex="10pt" style:font-weight-complex="normal"/>
    </style:style>
    <style:style style:name="T14" style:family="text">
      <style:text-properties style:font-name="Times New Roman" fo:font-size="10pt" fo:font-weight="normal" officeooo:rsid="01222d22" style:font-size-asian="10pt" style:font-weight-asian="normal" style:font-size-complex="10pt" style:font-weight-complex="normal"/>
    </style:style>
    <style:style style:name="T15" style:family="text">
      <style:text-properties style:font-name="Times New Roman" fo:font-size="10pt" fo:font-weight="normal" officeooo:rsid="011d4e9a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normal" officeooo:rsid="0123a8bf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0pt" fo:font-weight="normal" officeooo:rsid="027d48c9" style:font-size-asian="10pt" style:font-weight-asian="normal" style:font-size-complex="10pt" style:font-weight-complex="normal"/>
    </style:style>
    <style:style style:name="T18" style:family="text">
      <style:text-properties style:font-name="Times New Roman" fo:font-size="10pt" fo:font-weight="normal" officeooo:rsid="027e4734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4pt" officeooo:rsid="00d2f3b4" style:font-size-asian="4pt" style:font-size-complex="4pt"/>
    </style:style>
    <style:style style:name="T20" style:family="text">
      <style:text-properties style:font-name="Times New Roman" fo:font-size="4pt" officeooo:rsid="01c3fcd5" style:font-size-asian="4pt" style:font-size-complex="4pt"/>
    </style:style>
    <style:style style:name="T21" style:family="text">
      <style:text-properties style:font-name="Times New Roman" fo:font-size="3pt" officeooo:rsid="014bfe70" style:font-size-asian="3pt" style:font-size-complex="3pt"/>
    </style:style>
    <style:style style:name="T22" style:family="text">
      <style:text-properties style:font-name="Times New Roman" fo:font-size="9.60000038146973pt" fo:font-weight="normal" officeooo:rsid="010b4d85" style:font-size-asian="9.60000038146973pt" style:font-weight-asian="normal" style:font-size-complex="9.60000038146973pt" style:font-weight-complex="normal"/>
    </style:style>
    <style:style style:name="T23" style:family="text">
      <style:text-properties style:font-name="Times New Roman" fo:font-size="10.5pt" officeooo:rsid="026e21a0" style:font-size-asian="10.5pt" style:font-size-complex="10.5pt"/>
    </style:style>
    <style:style style:name="T24" style:family="text">
      <style:text-properties fo:font-size="10pt" fo:font-weight="normal" officeooo:rsid="010b4d85" style:font-size-asian="10pt" style:font-weight-asian="normal" style:font-size-complex="10pt" style:font-weight-complex="normal"/>
    </style:style>
    <style:style style:name="T25" style:family="text">
      <style:text-properties fo:font-size="4pt" officeooo:rsid="00d936c0" style:font-size-asian="4pt" style:font-size-complex="4pt"/>
    </style:style>
    <style:style style:name="T26" style:family="text">
      <style:text-properties officeooo:rsid="0277263e"/>
    </style:style>
    <style:style style:name="T27" style:family="text">
      <style:text-properties officeooo:rsid="02cfd486"/>
    </style:style>
    <style:style style:name="T28" style:family="text">
      <style:text-properties officeooo:rsid="02b7f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float" text:name="cou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rration" text:name="py3o.objects.narration"/>
        <text:user-field-decl office:value-type="string" office:string-value="Logo" text:name="py3o.objects.company_id.logo"/>
        <text:user-field-decl office:value-type="string" office:string-value="Sale Number" text:name="py3o.objects.name"/>
        <text:user-field-decl office:value-type="string" office:string-value="customer_name" text:name="py3o.objects.partner_id.name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ustomer_city" text:name="py3o.objects.partner_id.city"/>
        <text:user-field-decl office:value-type="string" office:string-value="invoice_user_street" text:name="py3o.objects.invoice_user_id.street"/>
        <text:user-field-decl office:value-type="string" office:string-value="invoice_user_street2" text:name="py3o.objects.invoice_user_id.street2"/>
        <text:user-field-decl office:value-type="string" office:string-value="invoice_date" text:name="py3o.objects.invoice_date"/>
        <text:user-field-decl office:value-type="string" office:string-value="invoice_number" text:name="py3o.objects.number"/>
        <text:user-field-decl office:value-type="string" office:string-value="product_name" text:name="py3o.l.product_id.name"/>
        <text:user-field-decl office:value-type="string" office:string-value="product_variant" text:name="py3o.l.product_id.product_template_variant_value_ids"/>
        <text:user-field-decl office:value-type="string" office:string-value="quantity" text:name="py3o.l.quantity"/>
        <text:user-field-decl office:value-type="string" office:string-value="price_unit" text:name="py3o.l.price_unit"/>
        <text:user-field-decl office:value-type="string" office:string-value="Total_amount" text:name="py3o.objects.tax_totals_json"/>
        <text:user-field-decl office:value-type="string" office:string-value="product_variant" text:name="py3o.i.name"/>
        <text:user-field-decl office:value-type="string" office:string-value="Amount" text:name="py3o.l.price_subtotal"/>
        <text:user-field-decl office:value-type="string" office:string-value="Total_amount" text:name="py3o.objects.amount_total_signed"/>
        <text:user-field-decl office:value-type="string" office:string-value="l" text:name="py3o.l"/>
        <text:user-field-decl office:value-type="string" office:string-value="total_qty" text:name="py3o.objects.total_qty"/>
        <text:user-field-decl office:value-type="string" office:string-value="So No" text:name="py3o.objects.invoice_origin"/>
        <text:user-field-decl office:value-type="string" office:string-value="DO NO" text:name="py3o.objects.do_no"/>
        <text:user-field-decl office:value-type="string" office:string-value="Sr_No" text:name="py3o.l.sr_no"/>
        <text:user-field-decl office:value-type="string" office:string-value="product_note" text:name="py3o.l.customer_note"/>
        <text:user-field-decl office:value-type="string" office:string-value="contact_persson" text:name="py3o.objects.partner_id.child_ids.name"/>
        <text:user-field-decl office:value-type="string" office:string-value="contact_person" text:name="py3o.l.name"/>
        <text:user-field-decl office:value-type="string" office:string-value="customer_township" text:name="py3o.objects.partner_id.townshio_id.name"/>
        <text:user-field-decl office:value-type="string" office:string-value="customer_state" text:name="py3o.objects.partner_id.state_id.name"/>
        <text:user-field-decl office:value-type="string" office:string-value="customer_township" text:name="py3o.objects.partner_id.township.name"/>
        <text:user-field-decl office:value-type="string" office:string-value="customer_state" text:name="py3o.objects.partner_id.state.name"/>
        <text:user-field-decl office:value-type="string" office:string-value="customer_email" text:name="py3o.objects.partner_id.email"/>
        <text:user-field-decl office:value-type="string" office:string-value="payment_term" text:name="py3o.objects.invoice_payment_term_id.name"/>
        <text:user-field-decl office:value-type="string" office:string-value="invoice_due_date" text:name="py3o.objects.invoice_due_date"/>
        <text:user-field-decl office:value-type="string" office:string-value="sale person" text:name="py3o.objects.invoice_user_id.name"/>
        <text:user-field-decl office:value-type="string" office:string-value="invoice_due_date" text:name="py3o.objects.invoice_date_due"/>
        <text:user-field-decl office:value-type="string" office:string-value="product_code" text:name="py3o.o.product_id.default_code"/>
        <text:user-field-decl office:value-type="string" office:string-value="product_name" text:name="py3o.o.product_id.name"/>
        <text:user-field-decl office:value-type="string" office:string-value="product_name" text:name="py3o.o.name"/>
        <text:user-field-decl office:value-type="string" office:string-value="product_brand" text:name="py3o.o.product_id.product_brand"/>
        <text:user-field-decl office:value-type="string" office:string-value="quantity" text:name="py3o.o.quantity"/>
        <text:user-field-decl office:value-type="string" office:string-value="uom" text:name="py3o.o.product_uom_id.name"/>
        <text:user-field-decl office:value-type="string" office:string-value="price" text:name="py3o.o.price_unit"/>
        <text:user-field-decl office:value-type="string" office:string-value="Amount" text:name="py3o.o.price_subtotal"/>
        <text:user-field-decl office:value-type="string" office:string-value="disc" text:name="py3o.o.discount"/>
        <text:user-field-decl office:value-type="string" office:string-value="Total_amount" text:name="py3o.objects.amount_total_in_currency_signed"/>
        <text:user-field-decl office:value-type="string" office:string-value="product_brand" text:name="py3o.o.product_id.product_brand.name"/>
        <text:user-field-decl office:value-type="string" office:string-value="Noted" text:name="py3o.objects.noted"/>
        <text:user-field-decl office:value-type="string" office:string-value="Sr_No" text:name="py3o.o.sr_no"/>
        <text:user-field-decl office:value-type="string" office:string-value="foc" text:name="py3o.o.disc_note"/>
        <text:user-field-decl office:value-type="string" office:string-value="no" text:name="py3o.o.serial_no"/>
        <text:user-field-decl office:value-type="string" office:string-value="Date order" text:name="py3o.objects.date_order"/>
        <text:user-field-decl office:value-type="string" office:string-value="payment term" text:name="py3o.objects.payment_term_id.name"/>
        <text:user-field-decl office:value-type="string" office:string-value="Sale Person" text:name="py3o.objects.user_id.name"/>
        <text:user-field-decl office:value-type="string" office:string-value="uom" text:name="py3o.o.product_uom.name"/>
        <text:user-field-decl office:value-type="string" office:string-value="Effective Date" text:name="py3o.objects.date_done"/>
        <text:user-field-decl office:value-type="string" office:string-value="source_document" text:name="py3o.objects.origin"/>
        <text:user-field-decl office:value-type="string" office:string-value="ordered qty" text:name="py3o.o.product_uom_qty"/>
        <text:user-field-decl office:value-type="string" office:string-value="qty done" text:name="py3o.o.quantity_done"/>
        <text:user-field-decl office:value-type="string" office:string-value="From" text:name="py3o.objects.location_id.name"/>
        <text:user-field-decl office:value-type="string" office:string-value="From" text:name="py3o.objects.location_id.display_name"/>
        <text:user-field-decl office:value-type="string" office:string-value="Customer name" text:name="py3o.objects.partner_id.parent_id.name"/>
        <text:user-field-decl office:value-type="string" office:string-value="lot_id" text:name="py3o.lot_id.name"/>
        <text:user-field-decl office:value-type="string" office:string-value="expiration_date" text:name="py3o.lot_id.expiration_date"/>
      </text:user-field-decls>
      <text:p text:style-name="P49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48"><text:a xlink:type="simple" xlink:href="py3o://with=%22lang=obj.partner_id.lang%20or%20'en_US'%22" text:style-name="Internet_20_link" text:visited-style-name="Visited_20_Internet_20_Link"><text:span text:style-name="T20">with="lang=obj.partner_id.lang or 'en_US'"</text:span></text:a></text:p>
      <text:p text:style-name="P47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54">Bill To</text:p>
                </table:table-cell>
                <table:table-cell table:style-name="Table7.A1" office:value-type="string">
                  <text:p text:style-name="P56">:</text:p>
                </table:table-cell>
                <table:table-cell table:style-name="Table7.A1" office:value-type="string">
                  <text:p text:style-name="P70"><text:a xlink:type="simple" xlink:href="py3o://if=%22objects.partner_id.parent_id%22" text:style-name="Internet_20_link" text:visited-style-name="Visited_20_Internet_20_Link"><text:span text:style-name="T17">if="objects.partner_id.parent_id"</text:span></text:a></text:p>
                  <text:p text:style-name="P53"><text:user-field-get text:name="py3o.objects.partner_id.parent_id.name">Customer name</text:user-field-get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  <text:p text:style-name="P70"><text:a xlink:type="simple" xlink:href="py3o://if=%22not%20objects.partner_id.parent_id%22" text:style-name="Internet_20_link" text:visited-style-name="Visited_20_Internet_20_Link"><text:span text:style-name="T18">if="not objects.partner_id.parent_id"</text:span></text:a></text:p>
                  <text:p text:style-name="P51"><text:user-field-get text:name="py3o.objects.partner_id.name">customer_name</text:user-field-get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</table:table-cell>
              </table:table-row>
              <table:table-row>
                <table:table-cell table:style-name="Table7.A1" office:value-type="string">
                  <text:p text:style-name="P54">Contact Person</text:p>
                </table:table-cell>
                <table:table-cell table:style-name="Table7.A1" office:value-type="string">
                  <text:p text:style-name="P56">:</text:p>
                </table:table-cell>
                <table:table-cell table:style-name="Table7.A1" office:value-type="string">
                  <text:p text:style-name="P70"><text:a xlink:type="simple" xlink:href="py3o://if=%22objects.partner_id.child_ids%22" text:style-name="Internet_20_link" text:visited-style-name="Visited_20_Internet_20_Link"><text:span text:style-name="T14">if="objects.partner_id.child_ids"</text:span></text:a></text:p>
                  <text:p text:style-name="P70"><text:a xlink:type="simple" xlink:href="py3o://for=%22l%20in%20objects.partner_id.child_ids%22" text:style-name="Internet_20_link" text:visited-style-name="Visited_20_Internet_20_Link"><text:span text:style-name="T15">for="l in objects.partner_id.child_ids"</text:span></text:a></text:p>
                  <text:p text:style-name="P70"><text:a xlink:type="simple" xlink:href="py3o://if=%22l.type!='delivery'%22" text:style-name="Internet_20_link" text:visited-style-name="Visited_20_Internet_20_Link"><text:span text:style-name="T26">if="l.type!='delivery'"</text:span></text:a></text:p>
                  <text:p text:style-name="P72"><text:user-field-get text:name="py3o.l.name">contact_person</text:user-field-get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  <text:p text:style-name="P70"><text:a xlink:type="simple" xlink:href="py3o:///for" text:style-name="Internet_20_link" text:visited-style-name="Visited_20_Internet_20_Link"><text:span text:style-name="T12">/for</text:span></text:a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  <text:p text:style-name="P70"><text:a xlink:type="simple" xlink:href="py3o://if=%22not%20objects.partner_id.child_ids%22" text:style-name="Internet_20_link" text:visited-style-name="Visited_20_Internet_20_Link"><text:span text:style-name="T16">if="not objects.partner_id.child_ids"</text:span></text:a></text:p>
                  <text:p text:style-name="P52"><text:user-field-get text:name="py3o.objects.partner_id.name">customer_name</text:user-field-get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</table:table-cell>
              </table:table-row>
              <table:table-row>
                <table:table-cell table:style-name="Table7.A1" office:value-type="string">
                  <text:p text:style-name="P54">Phone Number</text:p>
                </table:table-cell>
                <table:table-cell table:style-name="Table7.A1" office:value-type="string">
                  <text:p text:style-name="P56">:</text:p>
                </table:table-cell>
                <table:table-cell table:style-name="Table7.A1" office:value-type="string">
                  <text:p text:style-name="P56"><text:user-field-get text:name="py3o.objects.partner_id.phone">phone</text:user-field-get><text:s/></text:p>
                </table:table-cell>
              </table:table-row>
              <table:table-row>
                <table:table-cell table:style-name="Table7.A1" office:value-type="string">
                  <text:p text:style-name="P54">Address</text:p>
                </table:table-cell>
                <table:table-cell table:style-name="Table7.A1" office:value-type="string">
                  <text:p text:style-name="P56">:</text:p>
                </table:table-cell>
                <table:table-cell table:style-name="Table7.A1" office:value-type="string">
                  <text:p text:style-name="P70"><text:a xlink:type="simple" xlink:href="py3o://if=%22objects.partner_id.street%22" text:style-name="Internet_20_link" text:visited-style-name="Visited_20_Internet_20_Link"><text:span text:style-name="T13">if="objects.partner_id.street"</text:span></text:a></text:p>
                  <text:p text:style-name="P74"><text:span text:style-name="T10"><text:user-field-get text:name="py3o.objects.partner_id.street">street</text:user-field-get></text:span><text:span text:style-name="T10">, </text:span><text:span text:style-name="T10"><text:user-field-get text:name="py3o.objects.partner_id.street2">street2</text:user-field-get></text:span><text:span text:style-name="T10">,</text:span></text:p>
                  <text:p text:style-name="P71"><text:a xlink:type="simple" xlink:href="py3o:///if" text:style-name="Internet_20_link" text:visited-style-name="Visited_20_Internet_20_Link"><text:span text:style-name="T24">/if</text:span></text:a></text:p>
                  <text:p text:style-name="P74"><text:span text:style-name="T11"><text:user-field-get text:name="py3o.objects.partner_id.city">customer_city</text:user-field-get></text:span><text:span text:style-name="T11"><text:s/></text:span><text:span text:style-name="T11"><text:user-field-get text:name="py3o.objects.partner_id.township.name">customer_township</text:user-field-get></text:span><text:span text:style-name="T11"><text:s/></text:span><text:span text:style-name="T11"><text:user-field-get text:name="py3o.objects.partner_id.state.name">customer_state</text:user-field-get></text:span></text:p>
                  <text:p text:style-name="P73"/>
                </table:table-cell>
              </table:table-row>
            </table:table>
            <text:p text:style-name="P56"/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54"><text:s/>No</text:p>
                </table:table-cell>
                <table:table-cell table:style-name="Table5.A1" office:value-type="string">
                  <text:p text:style-name="P56">:</text:p>
                </table:table-cell>
                <table:table-cell table:style-name="Table5.A1" office:value-type="string">
                  <text:p text:style-name="P56"><text:user-field-get text:name="py3o.objects.name">Sale Number</text:user-field-get></text:p>
                </table:table-cell>
              </table:table-row>
              <table:table-row>
                <table:table-cell table:style-name="Table5.A1" office:value-type="string">
                  <text:p text:style-name="P54">Date</text:p>
                </table:table-cell>
                <table:table-cell table:style-name="Table5.A1" office:value-type="string">
                  <text:p text:style-name="P56">:</text:p>
                </table:table-cell>
                <table:table-cell table:style-name="Table5.A1" office:value-type="string">
                  <text:p text:style-name="P56"><text:user-field-get text:name="py3o.objects.date_done">Effective Date</text:user-field-get></text:p>
                </table:table-cell>
              </table:table-row>
              <table:table-row>
                <table:table-cell table:style-name="Table5.A1" office:value-type="string">
                  <text:p text:style-name="P55">Doc</text:p>
                </table:table-cell>
                <table:table-cell table:style-name="Table5.A1" office:value-type="string">
                  <text:p text:style-name="P56">:</text:p>
                </table:table-cell>
                <table:table-cell table:style-name="Table5.A1" office:value-type="string">
                  <text:p text:style-name="P56"><text:user-field-get text:name="py3o.objects.origin">source_document</text:user-field-get></text:p>
                </table:table-cell>
              </table:table-row>
              <table:table-row>
                <table:table-cell table:style-name="Table5.A1" office:value-type="string">
                  <text:p text:style-name="P63">WH Name</text:p>
                </table:table-cell>
                <table:table-cell table:style-name="Table5.A1" office:value-type="string">
                  <text:p text:style-name="P56">:</text:p>
                </table:table-cell>
                <table:table-cell table:style-name="Table5.A1" office:value-type="string">
                  <text:p text:style-name="P56"><text:user-field-get text:name="py3o.objects.location_id.display_name">From</text:user-field-get></text:p>
                </table:table-cell>
              </table:table-row>
            </table:table>
            <text:p text:style-name="P56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64">Code</text:p>
            </table:table-cell>
            <table:table-cell table:style-name="Table1.A1" office:value-type="string">
              <text:p text:style-name="P65">Description</text:p>
            </table:table-cell>
            <table:table-cell table:style-name="Table1.A1" office:value-type="string">
              <text:p text:style-name="P65">Brand</text:p>
            </table:table-cell>
            <table:table-cell table:style-name="Table1.A1" office:value-type="string">
              <text:p text:style-name="P66">Lot/Serial Number</text:p>
            </table:table-cell>
            <table:table-cell table:style-name="Table1.A1" office:value-type="string">
              <text:p text:style-name="P66">Expiration Date</text:p>
            </table:table-cell>
            <table:table-cell table:style-name="Table1.A1" office:value-type="string">
              <text:p text:style-name="P67">Ordered</text:p>
            </table:table-cell>
            <table:table-cell table:style-name="Table1.G1" office:value-type="string">
              <text:p text:style-name="P67">Delivered</text:p>
            </table:table-cell>
            <table:table-cell office:value-type="string">
              <text:p text:style-name="P49"/>
            </table:table-cell>
          </table:table-row>
        </table:table-header-rows>
        <table:table-row>
          <table:table-cell table:style-name="Table1.A2" table:number-columns-spanned="8" office:value-type="string">
            <text:p text:style-name="P70"><text:a xlink:type="simple" xlink:href="py3o://for=%22o%20in%20objects.move_ids_without_package%22" text:style-name="Internet_20_link" text:visited-style-name="Visited_20_Internet_20_Link"><text:span text:style-name="T23">for="o in objects.move_ids_without_package"</text:span></text:a></text:p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9"><text:user-field-get text:name="py3o.o.product_id.default_code">product_code</text:user-field-get></text:p>
          </table:table-cell>
          <table:table-cell table:style-name="Table1.B3" office:value-type="string">
            <text:p text:style-name="P59"><text:user-field-get text:name="py3o.o.product_id.name">product_name</text:user-field-get></text:p>
          </table:table-cell>
          <table:table-cell table:style-name="Table1.C3" office:value-type="string">
            <text:p text:style-name="P59"><text:user-field-get text:name="py3o.o.product_id.product_brand.name">product_brand</text:user-field-get></text:p>
          </table:table-cell>
          <table:table-cell table:style-name="Table1.D3" office:value-type="string">
            <text:p text:style-name="P69"><text:a xlink:type="simple" xlink:href="py3o://for=%22lot_id%20in%20o.lot_ids%22" text:style-name="Internet_20_link" text:visited-style-name="Visited_20_Internet_20_Link"><text:span text:style-name="T27">for="lot_id in o.lot_ids"</text:span></text:a></text:p>
            <text:p text:style-name="P68"><text:user-field-get text:name="py3o.lot_id.name">lot_id</text:user-field-get></text:p>
            <text:p text:style-name="P69"><text:a xlink:type="simple" xlink:href="py3o:///for" text:style-name="Internet_20_link" text:visited-style-name="Visited_20_Internet_20_Link"><text:span text:style-name="T28">/for</text:span></text:a></text:p>
            <text:p text:style-name="P57"/>
          </table:table-cell>
          <table:table-cell table:style-name="Table1.E3" office:value-type="string">
            <text:p text:style-name="P69"><text:a xlink:type="simple" xlink:href="py3o://for=%22lot_id%20in%20o.lot_ids%22" text:style-name="Internet_20_link" text:visited-style-name="Visited_20_Internet_20_Link"><text:span text:style-name="T27">for="lot_id in o.lot_ids"</text:span></text:a></text:p>
            <text:p text:style-name="P68"><text:user-field-get text:name="py3o.lot_id.expiration_date">expiration_date</text:user-field-get></text:p>
            <text:p text:style-name="P69"><text:a xlink:type="simple" xlink:href="py3o:///for" text:style-name="Internet_20_link" text:visited-style-name="Visited_20_Internet_20_Link"><text:span text:style-name="T28">/for</text:span></text:a></text:p>
          </table:table-cell>
          <table:table-cell table:style-name="Table1.F3" office:value-type="string">
            <text:p text:style-name="P58"><text:user-field-get text:name="py3o.o.product_uom_qty">ordered qty</text:user-field-get><text:s/><text:user-field-get text:name="py3o.o.product_uom.name">uom</text:user-field-get></text:p>
            <text:p text:style-name="P58"><text:s text:c="2"/></text:p>
          </table:table-cell>
          <table:table-cell table:style-name="Table1.G3" office:value-type="string">
            <text:p text:style-name="P58"><text:user-field-get text:name="py3o.o.quantity_done">qty done</text:user-field-get><text:s/><text:user-field-get text:name="py3o.o.product_uom.name">uom</text:user-field-get></text:p>
          </table:table-cell>
          <table:table-cell office:value-type="string">
            <text:p text:style-name="P49"/>
          </table:table-cell>
        </table:table-row>
        <table:table-row>
          <table:table-cell table:style-name="Table1.A4" table:number-columns-spanned="8" office:value-type="string">
            <text:p text:style-name="P70"><text:a xlink:type="simple" xlink:href="py3o:///for" text:style-name="Internet_20_link" text:visited-style-name="Visited_20_Internet_20_Link"><text:span text:style-name="T22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6"/>
      <text:p text:style-name="P46">*** Goods returned are accepted only within three working days from date of delivery received. ***</text:p>
      <text:p text:style-name="P49"><text:a xlink:type="simple" xlink:href="py3o:///with" text:style-name="Internet_20_link" text:visited-style-name="Visited_20_Internet_20_Link"><text:span text:style-name="T21">/with</text:span></text:a></text:p>
      <text:p text:style-name="P49"><text:a xlink:type="simple" xlink:href="py3o:///with" text:style-name="Internet_20_link" text:visited-style-name="Visited_20_Internet_20_Link"><text:span text:style-name="T21">/with</text:span></text:a></text:p>
      <text:p text:style-name="P76"><text:a xlink:type="simple" xlink:href="py3o:///for" text:style-name="Internet_20_link" text:visited-style-name="Visited_20_Internet_20_Link"><text:span text:style-name="T5">/for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60"><text:s text:c="2"/></text:p>
          </table:table-cell>
          <table:table-cell table:style-name="Table6.A1" office:value-type="string">
            <text:p text:style-name="P61">Issued By:</text:p>
          </table:table-cell>
          <table:table-cell table:style-name="Table6.A1" office:value-type="string">
            <text:p text:style-name="P61">Delivered By:</text:p>
          </table:table-cell>
          <table:table-cell table:style-name="Table6.A1" office:value-type="string">
            <text:p text:style-name="P61">Received By:</text:p>
          </table:table-cell>
        </table:table-row>
        <table:table-row>
          <table:table-cell table:style-name="Table6.A1" office:value-type="string">
            <text:p text:style-name="P61">Signature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</table:table-row>
        <table:table-row>
          <table:table-cell table:style-name="Table6.A1" office:value-type="string">
            <text:p text:style-name="P61">Name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</table:table-row>
        <table:table-row>
          <table:table-cell table:style-name="Table6.A1" office:value-type="string">
            <text:p text:style-name="P61">Organization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  <table:table-cell table:style-name="Table6.A1" office:value-type="string">
            <text:p text:style-name="P62"/>
            <text:p text:style-name="P62">-------------------------------------</text:p>
          </table:table-cell>
        </table:table-row>
      </table:table>
      <text:p text:style-name="P45"><text:a xlink:type="simple" xlink:href="py3o://for=%22obj%20in%20objects%22" text:style-name="Internet_20_link" text:visited-style-name="Visited_20_Internet_20_Link"><text:span text:style-name="T6"/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Zawgyi-One" svg:font-family="Zawgyi-O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30P0" style:volatile="true" number:language="zxx">
      <number:currency-symbol>$</number:currency-symbol>
      <number:number number:decimal-places="2" number:min-decimal-places="2" number:min-integer-digits="1" number:grouping="true"/>
    </number:currency-style>
    <number:currency-style style:name="N10130" number:language="zxx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number-style style:name="N20129" number:language="en" number:country="US">
      <number:text>123,45.67</number:text>
    </number:number-style>
    <number:date-style style:name="N20130" number:language="en" number:country="US" number:title="User-defined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line-height="115%"/>
      <style:text-properties style:font-name="Times New Roman" fo:font-size="8pt" officeooo:paragraph-rsid="0111efe0"/>
    </style:style>
    <style:style style:name="MP2" style:family="paragraph" style:parent-style-name="Standard">
      <style:paragraph-properties fo:line-height="115%"/>
      <style:text-properties fo:color="#000000" loext:opacity="100%" style:font-name="Times New Roman" fo:font-size="7pt" fo:font-weight="normal" officeooo:rsid="0111efe0" officeooo:paragraph-rsid="0111efe0" style:font-size-asian="7pt" style:font-weight-asian="normal" style:font-size-complex="7pt" style:font-weight-complex="normal"/>
    </style:style>
    <style:style style:name="MP3" style:family="paragraph" style:parent-style-name="Standard">
      <style:paragraph-properties fo:line-height="115%" fo:text-align="end" style:justify-single-word="false"/>
      <style:text-properties style:font-name="Times New Roman" fo:font-size="7pt" style:font-size-asian="7pt" style:font-size-complex="7pt"/>
    </style:style>
    <style:style style:name="MP4" style:family="paragraph" style:parent-style-name="Standard">
      <style:paragraph-properties fo:line-height="115%" fo:text-align="end" style:justify-single-word="false"/>
      <style:text-properties fo:color="#000000" loext:opacity="100%" style:font-name="Times New Roman" fo:font-size="7pt" style:font-size-asian="7pt" style:font-size-complex="7pt"/>
    </style:style>
    <style:style style:name="MP5" style:family="paragraph" style:parent-style-name="Header" style:master-page-name="Standard">
      <style:paragraph-properties fo:text-align="center" style:justify-single-word="false" style:page-number="auto"/>
      <style:text-properties style:font-name="Times New Roman" fo:font-size="12pt" officeooo:rsid="026873b9" officeooo:paragraph-rsid="026873b9" style:font-size-asian="12pt" style:font-size-complex="12pt"/>
    </style:style>
    <style:style style:name="MP6" style:family="paragraph" style:parent-style-name="Footer">
      <style:text-properties style:font-name="Times New Roman" fo:font-size="9pt" officeooo:rsid="02165189" officeooo:paragraph-rsid="02165189" style:font-size-asian="9pt" style:font-size-complex="9pt"/>
    </style:style>
    <style:style style:name="MT1" style:family="text">
      <style:text-properties officeooo:rsid="00d323f9" style:font-size-asian="8pt" style:font-size-complex="8pt"/>
    </style:style>
    <style:style style:name="MT2" style:family="text">
      <style:text-properties fo:color="#000000" loext:opacity="100%" fo:font-size="13pt" fo:font-weight="bold" officeooo:rsid="0111efe0" style:font-size-asian="13pt" style:font-weight-asian="bold" style:font-size-complex="13pt" style:font-weight-complex="bold"/>
    </style:style>
    <style:style style:name="MT3" style:family="text">
      <style:text-properties fo:color="#000000" loext:opacity="100%"/>
    </style:style>
    <style:style style:name="MT4" style:family="text">
      <style:text-properties fo:color="#000000" loext:opacity="100%" officeooo:rsid="01b43a36"/>
    </style:style>
    <style:style style:name="MT5" style:family="text">
      <style:text-properties fo:font-weight="bold" officeooo:rsid="0111efe0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21c06c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0118in" fo:margin-left="0.3937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opacity="5%" draw:fill-image-width="100%" draw:fill-image-height="90%" style:repeat="no-repeat" draw:fill-image-ref-point="bottom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fo:background-color="transparent" style:dynamic-spacing="true" draw:fill="none" draw:fill-color="#729fcf"/>
      </style:header-style>
      <style:footer-style>
        <style:header-footer-properties fo:min-height="0.0791in" fo:margin-left="0in" fo:margin-right="0in" fo:margin-top="0.0398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 draw:opacity="5%" draw:fill-image-width="100%" draw:fill-image-height="90%" style:repeat="no-repeat" draw:fill-image-ref-point="bottom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8571in" svg:y="-0.1736in" svg:width="0.8075in" svg:height="0.8957in" draw:z-index="0"><draw:image xlink:href="Pictures/10000000000000B4000000DB39976EFB.jpg" xlink:type="simple" xlink:show="embed" xlink:actuate="onLoad" draw:mime-type="image/jpeg"/></draw:frame><text:span text:style-name="MT1"><text:tab/><text:tab/></text:span><text:span text:style-name="MT2">Uni Diagnostic Products Trading Co.,ltd</text:span></text:p>
        <text:p text:style-name="MP2"><text:tab/><text:tab/><text:tab/><text:tab/><text:tab/><text:tab/><text:tab/><text:tab/><text:tab/> <text:s text:c="5"/><text:tab/><text:tab/><text:tab/><text:tab/> <text:s text:c="8"/>No.133/B, Ngwe Kyar Yan (8) Street, South Okkalapa Tsp,Yagon.Ph no:09956667771-2</text:p>
        <text:p text:style-name="MP3"><text:span text:style-name="MT3">No.62, 32 Street, Between 71&amp;72 street,Chan Aye Thar san Tsp,Mandalay. Ph no:</text:span><text:span text:style-name="MT4">09</text:span><text:span text:style-name="MT3">880901484 </text:span></text:p>
        <text:p text:style-name="MP4"/>
        <text:p text:style-name="MP5"><text:span text:style-name="MT5">D</text:span><text:span text:style-name="MT6">elivery Order</text:span></text:p>
      </style:header>
      <style:footer>
        <text:p text:style-name="MP6"><text:span text:style-name="MT7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9T09:36:12.583000000</meta:creation-date>
    <meta:generator>LibreOffice/24.2.1.2$Windows_X86_64 LibreOffice_project/db4def46b0453cc22e2d0305797cf981b68ef5ac</meta:generator>
    <dc:date>2024-04-29T12:28:03.551000000</dc:date>
    <meta:editing-duration>P2DT19H46M13S</meta:editing-duration>
    <meta:editing-cycles>327</meta:editing-cycles>
    <meta:document-statistic meta:table-count="5" meta:image-count="1" meta:object-count="0" meta:page-count="1" meta:paragraph-count="90" meta:word-count="162" meta:character-count="1606" meta:non-whitespace-character-count="1495"/>
  </office:meta>
</office:document-meta>
</file>